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Wrapper.lookup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Wrapper.unregister( 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Wrapper.register( 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Wrapper.lookup( Document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Wrapper.query(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Wrapper.RegistryWrapper( EndpointRegistry registry ,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Wrapper.lookup(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Wrapper.getProperties( Endpoin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Wrapper.getServ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